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background-color="#ffff00"/>
    </style:style>
    <style:style style:name="P2" style:family="paragraph" style:parent-style-name="Preformatted_20_Text">
      <style:text-properties style:use-window-font-color="true" loext:opacity="0%" fo:background-color="#ffff00"/>
    </style:style>
    <style:style style:name="P3" style:family="paragraph" style:parent-style-name="Standard">
      <style:text-properties officeooo:rsid="0013c975" officeooo:paragraph-rsid="0013c975"/>
    </style:style>
    <style:style style:name="P4" style:family="paragraph" style:parent-style-name="Preformatted_20_Text">
      <style:text-properties fo:background-color="#ffff00"/>
    </style:style>
    <style:style style:name="P5" style:family="paragraph" style:parent-style-name="Standard">
      <style:text-properties officeooo:rsid="0017dcbf" officeooo:paragraph-rsid="0017dcbf"/>
    </style:style>
    <style:style style:name="T1" style:family="text">
      <style:text-properties officeooo:rsid="001a4f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Student Name: </text:span>Muhammad Mahdi Amirpour</text:p>
      <text:p text:style-name="P5"><text:span text:style-name="T1">Student ID: </text:span>40003033</text:p>
      <text:p text:style-name="Standard"/>
      <text:p text:style-name="Standard"/>
      <text:p text:style-name="Standard"># PART 1: Basic Audio Manipulation</text:p>
      <text:p text:style-name="Standard"/>
      <text:p text:style-name="Standard">## Code Description</text:p>
      <text:p text:style-name="Standard">This part of the script involves loading an audio file, plotting its waveform, doubling the sampling rate, and saving the modified audio file. </text:p>
      <text:p text:style-name="Standard"/>
      <text:p text:style-name="Standard">## Detailed Steps</text:p>
      <text:p text:style-name="Standard"/>
      <text:p text:style-name="Standard">### Step 1: Load the Audio File</text:p>
      <text:p text:style-name="Standard">The audio file `voice.wav` is loaded into the MATLAB workspace.</text:p>
      <text:p text:style-name="Standard"/>
      <text:p text:style-name="Standard">#### Code:</text:p>
      <text:p text:style-name="P2">```matlab</text:p>
      <text:p text:style-name="P2">[audio, Fs] = audioread('voice.wav');</text:p>
      <text:p text:style-name="P2">```</text:p>
      <text:p text:style-name="Standard"/>
      <text:p text:style-name="Standard">### Step 2: Plot the Audio Signal</text:p>
      <text:p text:style-name="Standard">The waveform of the audio signal is plotted. The code handles both mono and stereo audio files.</text:p>
      <text:p text:style-name="Standard"/>
      <text:p text:style-name="Standard">#### Code:</text:p>
      <text:p text:style-name="P1">```matlab</text:p>
      <text:p text:style-name="P1">figure;</text:p>
      <text:p text:style-name="P1">if size(audio, 2) == 2</text:p>
      <text:p text:style-name="P1"><text:s text:c="4"/>% Stereo audio</text:p>
      <text:p text:style-name="P1"><text:s text:c="4"/>subplot(2, 1, 1);</text:p>
      <text:p text:style-name="P1"><text:s text:c="4"/>plot(audio(:, 1));</text:p>
      <text:p text:style-name="P1"><text:s text:c="4"/>title('Left Channel');</text:p>
      <text:p text:style-name="P1"><text:s text:c="4"/>xlabel('Sample Index');</text:p>
      <text:p text:style-name="P1"><text:s text:c="4"/>ylabel('Amplitude');</text:p>
      <text:p text:style-name="P1"/>
      <text:p text:style-name="P1"><text:s text:c="4"/>subplot(2, 1, 2);</text:p>
      <text:p text:style-name="P1"><text:s text:c="4"/>plot(audio(:, 2));</text:p>
      <text:p text:style-name="P1"><text:s text:c="4"/>title('Right Channel');</text:p>
      <text:p text:style-name="P1"><text:s text:c="4"/>xlabel('Sample Index');</text:p>
      <text:p text:style-name="P1"><text:s text:c="4"/>ylabel('Amplitude');</text:p>
      <text:p text:style-name="P1">else</text:p>
      <text:p text:style-name="P1"><text:s text:c="4"/>% Mono audio</text:p>
      <text:p text:style-name="P1"><text:s text:c="4"/>plot(audio);</text:p>
      <text:p text:style-name="P1"><text:s text:c="4"/>title('Mono Channel');</text:p>
      <text:p text:style-name="P1"><text:s text:c="4"/>xlabel('Sample Index');</text:p>
      <text:p text:style-name="P1"><text:s text:c="4"/>ylabel('Amplitude');</text:p>
      <text:p text:style-name="P1">end</text:p>
      <text:p text:style-name="P1">```</text:p>
      <text:p text:style-name="Standard"/>
      <text:p text:style-name="Standard">### Step 3: Double the Sampling Rate</text:p>
      <text:p text:style-name="Standard">The sampling rate of the audio file is doubled to make the audio play faster and at a higher pitch.</text:p>
      <text:p text:style-name="Standard"/>
      <text:p text:style-name="Preformatted_20_Text">#### Code:</text:p>
      <text:p text:style-name="P1">```matlab</text:p>
      <text:p text:style-name="P1">Fs_2 = Fs * 2;</text:p>
      <text:p text:style-name="P1"><text:soft-page-break/>```</text:p>
      <text:p text:style-name="Standard"/>
      <text:p text:style-name="Standard"/>
      <text:p text:style-name="Standard"/>
      <text:p text:style-name="Standard">### Step 4: Save the Audio with Doubled Sampling Rate</text:p>
      <text:p text:style-name="Standard">The modified audio data is saved to a new file `out_doubled.wav`.</text:p>
      <text:p text:style-name="Standard"/>
      <text:p text:style-name="Preformatted_20_Text">#### Code:</text:p>
      <text:p text:style-name="P1">```matlab</text:p>
      <text:p text:style-name="P1">audiowrite('out_doubled.wav', audio, Fs_2);</text:p>
      <text:p text:style-name="P1">```</text:p>
      <text:p text:style-name="Standard"/>
      <text:p text:style-name="Standard">### Explanation</text:p>
      <text:p text:style-name="Standard">The script ends with a message indicating that the audio data has been saved with a doubled sampling rate, explaining that this modification will make the audio play faster and at a higher pitch.</text:p>
      <text:p text:style-name="Standard"/>
      <text:p text:style-name="Standard">#### Code:</text:p>
      <text:p text:style-name="P1">```matlab</text:p>
      <text:p text:style-name="P1">disp('The audio data has been saved with a doubled sampling rate. This makes the audio play faster and at a higher pitch.');</text:p>
      <text:p text:style-name="P1">```</text:p>
      <text:p text:style-name="Standard"/>
      <text:p text:style-name="Standard">## Explanation</text:p>
      <text:p text:style-name="Standard">In this part of the code, we process an audio file to manipulate its playback speed and pitch by altering the sampling rate.</text:p>
      <text:p text:style-name="Standard"/>
      <text:p text:style-name="Standard">### Key Points:</text:p>
      <text:p text:style-name="Standard">- **Loading Audio**: The `audioread` function loads the audio file into the workspace, along with its sampling rate.</text:p>
      <text:p text:style-name="Standard">- **Plotting Waveform**: The audio signal is plotted to visualize its amplitude over time. The script checks if the audio is stereo or mono and plots accordingly.</text:p>
      <text:p text:style-name="Standard">- **Doubling Sampling Rate**: The sampling rate is doubled. In digital audio, increasing the sampling rate without altering the data makes the audio play back at twice the speed, effectively raising its pitch.</text:p>
      <text:p text:style-name="Standard">- **Saving Modified Audio**: The modified audio is saved using `audiowrite`. This ensures the changes are preserved and can be played back for verification.</text:p>
      <text:p text:style-name="Standard"/>
      <text:p text:style-name="Standard">By following these steps, we can manipulate the speed and pitch of an audio file, demonstrating basic audio processing techniques in MATLAB.</text:p>
      <text:p text:style-name="P3"/>
      <text:p text:style-name="Standard"/>
      <text:p text:style-name="Standard"># PART 2: Applying an Exponential Decay to the Audio Signal</text:p>
      <text:p text:style-name="Standard"/>
      <text:p text:style-name="Standard">## Code Description</text:p>
      <text:p text:style-name="Standard">This part of the script involves loading an audio file, creating a decreasing exponential signal, applying this exponential decay to the audio signal, plotting the modified audio signal, and saving the modified audio file.</text:p>
      <text:p text:style-name="Standard"/>
      <text:p text:style-name="Standard">## Detailed Steps</text:p>
      <text:p text:style-name="Standard"/>
      <text:p text:style-name="Standard">### Step 1: Load the Audio File</text:p>
      <text:p text:style-name="Standard"><text:soft-page-break/>The audio file `voice.wav` is loaded into the MATLAB workspace.</text:p>
      <text:p text:style-name="Standard">#### Code:</text:p>
      <text:p text:style-name="P1">```matlab</text:p>
      <text:p text:style-name="P1">[audio, Fs] = audioread('voice.wav');</text:p>
      <text:p text:style-name="P1">```</text:p>
      <text:p text:style-name="Standard"/>
      <text:p text:style-name="Standard">### Step 2: Create a Decreasing Exponential Signal</text:p>
      <text:p text:style-name="Standard">A decreasing exponential signal is created to apply an exponential decay effect to the audio signal. The signal is generated based on the length of the audio file and its sampling frequency.</text:p>
      <text:p text:style-name="Standard"/>
      <text:p text:style-name="Standard">#### Code:</text:p>
      <text:p text:style-name="P1">```matlab</text:p>
      <text:p text:style-name="P1">n = length(audio);</text:p>
      <text:p text:style-name="P1">t = (0:n-1)' / Fs;</text:p>
      <text:p text:style-name="P1">exp_signal = exp(-t);</text:p>
      <text:p text:style-name="P1">```</text:p>
      <text:p text:style-name="Standard"/>
      <text:p text:style-name="Standard">### Step 3: Ensure the Exponential Signal Matches Both Channels</text:p>
      <text:p text:style-name="Standard">If the audio file is stereo, the exponential signal needs to be matched for both channels.</text:p>
      <text:p text:style-name="Standard"/>
      <text:p text:style-name="Standard">#### Code:</text:p>
      <text:p text:style-name="P1">```matlab</text:p>
      <text:p text:style-name="P1">if size(audio, 2) == 2</text:p>
      <text:p text:style-name="P1"><text:s text:c="4"/>exp_signal = [exp_signal, exp_signal];</text:p>
      <text:p text:style-name="P1">end</text:p>
      <text:p text:style-name="P1">```</text:p>
      <text:p text:style-name="Standard"/>
      <text:p text:style-name="Standard">### Step 4: Multiply the Audio Signal by the Exponential Signal</text:p>
      <text:p text:style-name="Standard">The audio signal is multiplied by the exponential signal to apply the decay effect.</text:p>
      <text:p text:style-name="Standard"/>
      <text:p text:style-name="Standard">#### Code:</text:p>
      <text:p text:style-name="P1">```matlab</text:p>
      <text:p text:style-name="P1">modified_audio = audio .* exp_signal;</text:p>
      <text:p text:style-name="P1">```</text:p>
      <text:p text:style-name="Standard">### Step 5: Plot the Modified Audio Signal</text:p>
      <text:p text:style-name="Standard">The modified audio signal is plotted. The script handles both mono and stereo audio files.</text:p>
      <text:p text:style-name="Standard">#### Code:</text:p>
      <text:p text:style-name="P1">```matlab</text:p>
      <text:p text:style-name="P1">figure;</text:p>
      <text:p text:style-name="P1">if size(modified_audio, 2) == 2</text:p>
      <text:p text:style-name="P1"><text:s text:c="4"/>% Stereo audio</text:p>
      <text:p text:style-name="P1"><text:s text:c="4"/>subplot(2, 1, 1);</text:p>
      <text:p text:style-name="P1"><text:s text:c="4"/>plot(modified_audio(:, 1));</text:p>
      <text:p text:style-name="P1"><text:s text:c="4"/>title('Modified Left Channel');</text:p>
      <text:p text:style-name="P1"><text:s text:c="4"/>xlabel('Sample Index');</text:p>
      <text:p text:style-name="P1"><text:s text:c="4"/>ylabel('Amplitude');</text:p>
      <text:p text:style-name="P1"/>
      <text:p text:style-name="P1"><text:s text:c="4"/>subplot(2, 1, 2);</text:p>
      <text:p text:style-name="P1"><text:s text:c="4"/>plot(modified_audio(:, 2));</text:p>
      <text:p text:style-name="P1"><text:s text:c="4"/>title('Modified Right Channel');</text:p>
      <text:p text:style-name="P1"><text:s text:c="4"/>xlabel('Sample Index');</text:p>
      <text:p text:style-name="P1"><text:s text:c="4"/>ylabel('Amplitude');</text:p>
      <text:p text:style-name="P1">else</text:p>
      <text:p text:style-name="P1"><text:s text:c="4"/>% Mono audio</text:p>
      <text:p text:style-name="P1"><text:s text:c="4"/>plot(modified_audio);</text:p>
      <text:p text:style-name="P1"><text:soft-page-break/><text:s text:c="4"/>title('Modified Mono Channel');</text:p>
      <text:p text:style-name="P1"><text:s text:c="4"/>xlabel('Sample Index');</text:p>
      <text:p text:style-name="P1"><text:s text:c="4"/>ylabel('Amplitude');</text:p>
      <text:p text:style-name="P1">end</text:p>
      <text:p text:style-name="P1">```</text:p>
      <text:p text:style-name="Standard"/>
      <text:p text:style-name="Standard">### Step 6: Save the Modified Audio Signal</text:p>
      <text:p text:style-name="Standard">The modified audio data is saved to a new file `modified_audio.wav`.</text:p>
      <text:p text:style-name="Standard"/>
      <text:p text:style-name="Standard">#### Code:</text:p>
      <text:p text:style-name="P1">```matlab</text:p>
      <text:p text:style-name="P1">audiowrite('modified_audio.wav', modified_audio, Fs);</text:p>
      <text:p text:style-name="P1">```</text:p>
      <text:p text:style-name="Standard"/>
      <text:p text:style-name="Standard">### Explanation</text:p>
      <text:p text:style-name="Standard">The script ends with a message indicating that the modified audio data has been saved with the volume decreasing exponentially over time.</text:p>
      <text:p text:style-name="Standard"/>
      <text:p text:style-name="Standard">#### Code:</text:p>
      <text:p text:style-name="P1">```matlab</text:p>
      <text:p text:style-name="P1">disp('The modified audio data has been saved with the volume decreasing exponentially over time.');</text:p>
      <text:p text:style-name="P1">```</text:p>
      <text:p text:style-name="Standard"/>
      <text:p text:style-name="Standard">## Explanation</text:p>
      <text:p text:style-name="Standard">In this part of the code, we process an audio file to apply an exponential decay effect, making the volume gradually decrease over time.</text:p>
      <text:p text:style-name="Standard"/>
      <text:p text:style-name="Standard">### Key Points:</text:p>
      <text:p text:style-name="Standard">- **Loading Audio**: The `audioread` function loads the audio file into the workspace.</text:p>
      <text:p text:style-name="Standard">- **Creating Exponential Signal**: An exponential signal is generated based on the length and sampling frequency of the audio. This signal will be used to modulate the audio signal.</text:p>
      <text:p text:style-name="Standard">- **Matching Channels**: For stereo audio files, the exponential signal is duplicated to match both channels.</text:p>
      <text:p text:style-name="Standard">- **Applying Exponential Decay**: The audio signal is multiplied by the exponential signal, applying the decay effect.</text:p>
      <text:p text:style-name="Standard">- **Plotting Modified Signal**: The modified audio signal is plotted to visualize the effect.</text:p>
      <text:p text:style-name="Standard">- **Saving Modified Audio**: The modified audio is saved using `audiowrite`, ensuring the changes are preserved.</text:p>
      <text:p text:style-name="Standard"/>
      <text:p text:style-name="Standard">By following these steps, we can apply an exponential decay to an audio file, demonstrating basic audio signal processing techniques in MATLAB.</text:p>
      <text:p text:style-name="Standard"/>
      <text:p text:style-name="Standard"/>
      <text:p text:style-name="Standard"># PART 3: Adding Echo to the Audio Signal</text:p>
      <text:p text:style-name="Standard"/>
      <text:p text:style-name="Standard">## Code Description</text:p>
      <text:p text:style-name="Standard">This part of the script involves adding echo to an audio signal by convolving it with an impulse response. The steps include loading the audio file, defining the echo parameters, creating the impulse response, convolving the audio signal with this response, normalizing the modified audio to avoid clipping, and saving the result.</text:p>
      <text:p text:style-name="Standard"><text:soft-page-break/></text:p>
      <text:p text:style-name="Standard"/>
      <text:p text:style-name="Standard"/>
      <text:p text:style-name="Standard"/>
      <text:p text:style-name="Standard">## Detailed Steps</text:p>
      <text:p text:style-name="Standard">### Step 1: Load the Audio File</text:p>
      <text:p text:style-name="Standard">The audio file `voice.wav` is loaded into the MATLAB workspace.</text:p>
      <text:p text:style-name="Standard"/>
      <text:p text:style-name="Standard">#### Code:</text:p>
      <text:p text:style-name="P1">```matlab</text:p>
      <text:p text:style-name="P1">[audio, Fs] = audioread('voice.wav');</text:p>
      <text:p text:style-name="P1">```</text:p>
      <text:p text:style-name="Standard"/>
      <text:p text:style-name="Standard">### Step 2: Define Echo Parameters</text:p>
      <text:p text:style-name="Standard">Echo parameters such as delay and intensity for the first and second echoes are defined.</text:p>
      <text:p text:style-name="Standard"/>
      <text:p text:style-name="Standard">#### Code:</text:p>
      <text:p text:style-name="P1">```matlab</text:p>
      <text:p text:style-name="P1">first_echo_delay = 1.0; % seconds</text:p>
      <text:p text:style-name="P1">second_echo_delay = 2.0; % seconds</text:p>
      <text:p text:style-name="P1">first_echo_intensity = 0.8;</text:p>
      <text:p text:style-name="P1">second_echo_intensity = 0.5;</text:p>
      <text:p text:style-name="P1">```</text:p>
      <text:p text:style-name="Standard"/>
      <text:p text:style-name="Standard">### Step 3: Create the Impulse Response</text:p>
      <text:p text:style-name="Standard">An impulse response is created to simulate the echo effect. This involves defining the length of the impulse response and setting the appropriate values for the original signal and the echoes.</text:p>
      <text:p text:style-name="Standard"/>
      <text:p text:style-name="Standard">#### Code:</text:p>
      <text:p text:style-name="P1">```matlab</text:p>
      <text:p text:style-name="P1">n = length(audio);</text:p>
      <text:p text:style-name="P1">first_echo_samples = round(first_echo_delay * Fs);</text:p>
      <text:p text:style-name="P1">second_echo_samples = round(second_echo_delay * Fs);</text:p>
      <text:p text:style-name="P1"/>
      <text:p text:style-name="P1">% Impulse response length</text:p>
      <text:p text:style-name="P1">h_length = max([n, first_echo_samples + n, second_echo_samples + n]);</text:p>
      <text:p text:style-name="P1">impulse_response = zeros(h_length, 1);</text:p>
      <text:p text:style-name="P1">impulse_response(1) = 1; % Original signal</text:p>
      <text:p text:style-name="P1">impulse_response(first_echo_samples + 1) = first_echo_intensity; % First echo</text:p>
      <text:p text:style-name="P1">impulse_response(second_echo_samples + 1) = second_echo_intensity; % Second echo</text:p>
      <text:p text:style-name="P1">```</text:p>
      <text:p text:style-name="Standard"/>
      <text:p text:style-name="Standard">### Step 4: Convolve the Audio with the Impulse Response</text:p>
      <text:p text:style-name="Standard">The audio signal is convolved with the impulse response to add the echo effect. For stereo audio files, each channel is processed separately.</text:p>
      <text:p text:style-name="Standard"/>
      <text:p text:style-name="Standard">#### Code:</text:p>
      <text:p text:style-name="P1">```matlab</text:p>
      <text:p text:style-name="P1">% If stereo, process each channel separately</text:p>
      <text:p text:style-name="P1">if size(audio, 2) == 2</text:p>
      <text:p text:style-name="P1"><text:s text:c="4"/>modified_audio_left = conv(audio(:, 1), impulse_response);</text:p>
      <text:p text:style-name="P1"><text:s text:c="4"/>modified_audio_right = conv(audio(:, 2), impulse_response);</text:p>
      <text:p text:style-name="P1"><text:s text:c="4"/>modified_audio = [modified_audio_left(1:n), modified_audio_right(1:n)];</text:p>
      <text:p text:style-name="P1">else</text:p>
      <text:p text:style-name="P1"><text:soft-page-break/><text:s text:c="4"/>modified_audio = conv(audio, impulse_response);</text:p>
      <text:p text:style-name="P1"><text:s text:c="4"/>modified_audio = modified_audio(1:n); % Ensure the length matches the original audio</text:p>
      <text:p text:style-name="P1">end</text:p>
      <text:p text:style-name="P1">```</text:p>
      <text:p text:style-name="Standard"/>
      <text:p text:style-name="Standard">### Step 5: Normalize the Modified Audio to Avoid Clipping</text:p>
      <text:p text:style-name="Standard">The modified audio signal is normalized to ensure it does not clip.</text:p>
      <text:p text:style-name="Standard"/>
      <text:p text:style-name="Standard">#### Code:</text:p>
      <text:p text:style-name="P1">```matlab</text:p>
      <text:p text:style-name="P1">modified_audio = modified_audio / max(abs(modified_audio));</text:p>
      <text:p text:style-name="P1">```</text:p>
      <text:p text:style-name="Standard"/>
      <text:p text:style-name="Standard">### Step 6: Save the Modified Audio</text:p>
      <text:p text:style-name="Standard">The modified audio data is saved to a new file `modified_audio_with_echo.wav`.</text:p>
      <text:p text:style-name="Standard"/>
      <text:p text:style-name="Standard">#### Code:</text:p>
      <text:p text:style-name="P1">```matlab</text:p>
      <text:p text:style-name="P1">audiowrite('modified_audio_with_echo.wav', modified_audio, Fs);</text:p>
      <text:p text:style-name="P1">```</text:p>
      <text:p text:style-name="Standard"/>
      <text:p text:style-name="Standard">### Explanation</text:p>
      <text:p text:style-name="Standard">The script ends with a message indicating that the audio data has been convolved with the echo filter and saved.</text:p>
      <text:p text:style-name="Standard"/>
      <text:p text:style-name="Standard">#### Code:</text:p>
      <text:p text:style-name="P1">```matlab</text:p>
      <text:p text:style-name="P1">disp('The audio data has been convolved with the echo filter and saved to "modified_audio_with_echo.wav".');</text:p>
      <text:p text:style-name="P1">```</text:p>
      <text:p text:style-name="Standard"/>
      <text:p text:style-name="Standard">## Explanation</text:p>
      <text:p text:style-name="Standard">In this part of the code, we add an echo effect to an audio file by creating and applying an impulse response.</text:p>
      <text:p text:style-name="Standard"/>
      <text:p text:style-name="Standard">### Key Points:</text:p>
      <text:p text:style-name="Standard">- **Loading Audio**: The `audioread` function loads the audio file into the workspace.</text:p>
      <text:p text:style-name="Standard">- **Defining Echo Parameters**: Parameters for the delay and intensity of the echoes are set.</text:p>
      <text:p text:style-name="Standard">- **Creating Impulse Response**: An impulse response is constructed to simulate the echo effect, with specific samples representing the delayed echoes.</text:p>
      <text:p text:style-name="Standard">- **Convolution**: The audio signal is convolved with the impulse response to apply the echo. For stereo files, each channel is processed separately.</text:p>
      <text:p text:style-name="Standard">- **Normalization**: The modified audio signal is normalized to prevent clipping.</text:p>
      <text:p text:style-name="Standard">- **Saving Modified Audio**: The modified audio is saved using `audiowrite`, ensuring the changes are preserved.</text:p>
      <text:p text:style-name="Standard"/>
      <text:p text:style-name="Standard">By following these steps, we can add an echo effect to an audio file, demonstrating convolution and audio processing techniques in MATLAB.</text:p>
      <text:p text:style-name="Standard"/>
      <text:p text:style-name="Standard"/>
      <text:p text:style-name="Standard"><text:soft-page-break/># PART 4: Convolution with Impulse Responses</text:p>
      <text:p text:style-name="Standard"/>
      <text:p text:style-name="Standard">## Code Description</text:p>
      <text:p text:style-name="Standard">This part of the script involves applying convolution of an audio file with impulse responses (IRs) of different environments (concert hall and iron bucket) to simulate the respective acoustic effects. The modified audio files are then saved.</text:p>
      <text:p text:style-name="Standard"/>
      <text:p text:style-name="Standard">## Detailed Steps</text:p>
      <text:p text:style-name="Standard"/>
      <text:p text:style-name="Standard">### Step 1: Load the Impulse Response for the Concert Hall</text:p>
      <text:p text:style-name="Standard">The impulse response for the concert hall is loaded and plotted.</text:p>
      <text:p text:style-name="Standard"/>
      <text:p text:style-name="Standard">#### Code:</text:p>
      <text:p text:style-name="P1">```matlab</text:p>
      <text:p text:style-name="P1">[ir_concert_hall, Fs_ir_concert_hall] = audioread('concert_hall_IR.wav');</text:p>
      <text:p text:style-name="P1"/>
      <text:p text:style-name="P1">% Ensure the impulse response is a column vector</text:p>
      <text:p text:style-name="P1">ir_concert_hall = ir_concert_hall(:);</text:p>
      <text:p text:style-name="P1"/>
      <text:p text:style-name="P1">% Plot the impulse response for the concert hall</text:p>
      <text:p text:style-name="P1">figure;</text:p>
      <text:p text:style-name="P1">plot(ir_concert_hall);</text:p>
      <text:p text:style-name="P1">title('Impulse Response - Concert Hall');</text:p>
      <text:p text:style-name="P1">xlabel('Sample Index');</text:p>
      <text:p text:style-name="P1">ylabel('Amplitude');</text:p>
      <text:p text:style-name="P1">```</text:p>
      <text:p text:style-name="Standard"/>
      <text:p text:style-name="Standard">### Step 2: Convolve the Audio with the Concert Hall Impulse Response</text:p>
      <text:p text:style-name="Standard">The audio is convolved with the concert hall impulse response. The result is normalized to avoid clipping and saved to a new file.</text:p>
      <text:p text:style-name="Standard"/>
      <text:p text:style-name="Standard">#### Code:</text:p>
      <text:p text:style-name="P1">```matlab</text:p>
      <text:p text:style-name="P1">if size(audio, 2) == 2</text:p>
      <text:p text:style-name="P1"><text:s text:c="4"/>% Stereo audio</text:p>
      <text:p text:style-name="P1"><text:s text:c="4"/>modified_audio_concert_hall_left = conv(audio(:, 1), ir_concert_hall, 'same');</text:p>
      <text:p text:style-name="P1"><text:s text:c="4"/>modified_audio_concert_hall_right = conv(audio(:, 2), ir_concert_hall, 'same');</text:p>
      <text:p text:style-name="P1"><text:s text:c="4"/>modified_audio_concert_hall = [modified_audio_concert_hall_left, modified_audio_concert_hall_right];</text:p>
      <text:p text:style-name="P1">else</text:p>
      <text:p text:style-name="P1"><text:s text:c="4"/>% Mono audio</text:p>
      <text:p text:style-name="P1"><text:s text:c="4"/>modified_audio_concert_hall = conv(audio, ir_concert_hall, 'same');</text:p>
      <text:p text:style-name="P1">end</text:p>
      <text:p text:style-name="P1"/>
      <text:p text:style-name="P1">% Normalize the modified audio to avoid clipping</text:p>
      <text:p text:style-name="P1">modified_audio_concert_hall = modified_audio_concert_hall / max(abs(modified_audio_concert_hall), [], 'all');</text:p>
      <text:p text:style-name="P1"/>
      <text:p text:style-name="P1">% Save the modified audio for the concert hall impulse response</text:p>
      <text:p text:style-name="P1">audiowrite('modified_audio_concert_hall.wav', modified_audio_concert_hall, Fs);</text:p>
      <text:p text:style-name="P1">```</text:p>
      <text:p text:style-name="Standard"/>
      <text:p text:style-name="Standard">### Step 3: Load the Impulse Response for the Iron Bucket</text:p>
      <text:p text:style-name="Standard">The impulse response for the iron bucket is loaded and plotted.</text:p>
      <text:p text:style-name="Standard"><text:soft-page-break/></text:p>
      <text:p text:style-name="Standard">#### Code:</text:p>
      <text:p text:style-name="P1">```matlab</text:p>
      <text:p text:style-name="P1">[ir_iron_bucket, Fs_ir_iron_bucket] = audioread('iron_bucket_IR.wav');</text:p>
      <text:p text:style-name="P1"/>
      <text:p text:style-name="P1">% Ensure the impulse response is a column vector</text:p>
      <text:p text:style-name="P1">ir_iron_bucket = ir_iron_bucket(:);</text:p>
      <text:p text:style-name="P1"/>
      <text:p text:style-name="P1">% Plot the impulse response for the iron bucket</text:p>
      <text:p text:style-name="P1">figure;</text:p>
      <text:p text:style-name="P1">plot(ir_iron_bucket);</text:p>
      <text:p text:style-name="P1">title('Impulse Response - Iron Bucket');</text:p>
      <text:p text:style-name="P1">xlabel('Sample Index');</text:p>
      <text:p text:style-name="P1">ylabel('Amplitude');</text:p>
      <text:p text:style-name="P1">```</text:p>
      <text:p text:style-name="Standard"/>
      <text:p text:style-name="Standard">### Step 4: Convolve the Audio with the Iron Bucket Impulse Response</text:p>
      <text:p text:style-name="Standard">The audio is convolved with the iron bucket impulse response. The result is normalized to avoid clipping and saved to a new file.</text:p>
      <text:p text:style-name="Standard"/>
      <text:p text:style-name="Standard">#### Code:</text:p>
      <text:p text:style-name="P1">```matlab</text:p>
      <text:p text:style-name="P1">if size(audio, 2) == 2</text:p>
      <text:p text:style-name="P1"><text:s text:c="4"/>% Stereo audio</text:p>
      <text:p text:style-name="P1"><text:s text:c="4"/>modified_audio_iron_bucket_left = conv(audio(:, 1), ir_iron_bucket, 'same');</text:p>
      <text:p text:style-name="P1"><text:s text:c="4"/>modified_audio_iron_bucket_right = conv(audio(:, 2), ir_iron_bucket, 'same');</text:p>
      <text:p text:style-name="P1"><text:s text:c="4"/>modified_audio_iron_bucket = [modified_audio_iron_bucket_left, modified_audio_iron_bucket_right];</text:p>
      <text:p text:style-name="P1">else</text:p>
      <text:p text:style-name="P1"><text:s text:c="4"/>% Mono audio</text:p>
      <text:p text:style-name="P1"><text:s text:c="4"/>modified_audio_iron_bucket = conv(audio, ir_iron_bucket, 'same');</text:p>
      <text:p text:style-name="P1">end</text:p>
      <text:p text:style-name="P1"/>
      <text:p text:style-name="P1">% Normalize the modified audio to avoid clipping</text:p>
      <text:p text:style-name="P1">modified_audio_iron_bucket = modified_audio_iron_bucket / max(abs(modified_audio_iron_bucket), [], 'all');</text:p>
      <text:p text:style-name="P1"/>
      <text:p text:style-name="P1">% Save the modified audio for the iron bucket impulse response</text:p>
      <text:p text:style-name="P1">audiowrite('modified_audio_iron_bucket.wav', modified_audio_iron_bucket, Fs);</text:p>
      <text:p text:style-name="P1"/>
      <text:p text:style-name="P1">disp('The audio has been convolved with both impulse responses and saved to respective files.');</text:p>
      <text:p text:style-name="P1">```</text:p>
      <text:p text:style-name="Standard"/>
      <text:p text:style-name="Standard">## Explanation</text:p>
      <text:p text:style-name="Standard">In this part of the code, we process an audio file to simulate different acoustic environments by convolving it with the impulse responses of a concert hall and an iron bucket. The convolution operation applies the effect of the impulse response to the audio, making it sound as if it were played in the specified environment.</text:p>
      <text:p text:style-name="Standard"/>
      <text:p text:style-name="Standard">### Key Points:</text:p>
      <text:p text:style-name="Standard">- **Loading Impulse Responses**: We load the IR files using `audioread` and plot them to visualize the impulse responses.</text:p>
      <text:p text:style-name="Standard">- **Convolution**: The `conv` function is used to convolve the audio signal with the impulse response. This operation effectively applies the acoustic characteristics of the environment to the audio.</text:p>
      <text:p text:style-name="Standard"><text:soft-page-break/>- **Normalization**: The resulting audio signal is normalized to prevent clipping, ensuring the audio stays within the valid range.</text:p>
      <text:p text:style-name="Standard">- **Saving**: The modified audio files are saved using `audiowrite`, allowing us to listen to the effects.</text:p>
      <text:p text:style-name="Standard"/>
      <text:p text:style-name="Standard">By following these steps, we can effectively simulate how the audio would sound in different environments, providing an interesting and immersive listening experience.</text:p>
      <text:p text:style-name="Standard"/>
      <text:p text:style-name="Standard"/>
      <text:p text:style-name="Standard"/>
      <text:p text:style-name="Standard"># PART 5: Fourier Series Analysis and Reconstruction</text:p>
      <text:p text:style-name="Standard"/>
      <text:p text:style-name="Standard">## Code Description</text:p>
      <text:p text:style-name="Standard">This part of the script involves defining a periodic function, computing its Fourier series coefficients using the trapezoidal rule, and plotting the Fourier series approximation. Additionally, it explores the theoretical relation between old and new Fourier coefficients after shifting the function.</text:p>
      <text:p text:style-name="Standard"/>
      <text:p text:style-name="Standard">## Detailed Steps</text:p>
      <text:p text:style-name="Standard"/>
      <text:p text:style-name="Standard">### Step 1: Define the Original Function and Parameters</text:p>
      <text:p text:style-name="Standard">The original function \( x(t) \) is defined as a repetitive step function with a period \( T = 4 \). The shifted function \( x_{\text{shifted}}(t) \) is also defined.</text:p>
      <text:p text:style-name="Standard"/>
      <text:p text:style-name="Standard">#### Code:</text:p>
      <text:p text:style-name="P1">```matlab</text:p>
      <text:p text:style-name="P1">T = 4; <text:s/>% Period of the function</text:p>
      <text:p text:style-name="P1">x = @(t) mod(t, T) &lt; T / 4 | mod(t, T) &gt;= 3 * T / 4;</text:p>
      <text:p text:style-name="P1">x_shifted = @(t) x(t - T/4);</text:p>
      <text:p text:style-name="P1">```</text:p>
      <text:p text:style-name="Standard"/>
      <text:p text:style-name="Standard">### Step 2: Define the Interval for Integration</text:p>
      <text:p text:style-name="Standard">The lower limit (\( ll \)) and upper limit (\( ul \)) for the integration interval are defined based on the period of the function.</text:p>
      <text:p text:style-name="Standard"/>
      <text:p text:style-name="Standard">#### Code:</text:p>
      <text:p text:style-name="P1">```matlab</text:p>
      <text:p text:style-name="P1">ll = -T / 2;</text:p>
      <text:p text:style-name="P1">ul = T / 2;</text:p>
      <text:p text:style-name="P1">```</text:p>
      <text:p text:style-name="Standard"/>
      <text:p text:style-name="Standard">### Step 3: Define the Range of Harmonics</text:p>
      <text:p text:style-name="Standard">Different ranges of harmonics (\( k \)) are defined to compute the Fourier series coefficients.</text:p>
      <text:p text:style-name="Standard">#### Code:</text:p>
      <text:p text:style-name="P1">```matlab</text:p>
      <text:p text:style-name="P1">k_ranges = {-20:20, -100:100, -500:500};</text:p>
      <text:p text:style-name="P1">```</text:p>
      <text:p text:style-name="Standard"/>
      <text:p text:style-name="Standard">### Step 4: Initialize Arrays to Store Results</text:p>
      <text:p text:style-name="Standard">Arrays are initialized to store the Fourier series results for different ranges of harmonics.</text:p>
      <text:p text:style-name="Standard"/>
      <text:p text:style-name="Standard">#### Code:</text:p>
      <text:p text:style-name="P1"><text:soft-page-break/>```matlab</text:p>
      <text:p text:style-name="P1">fourier_series_results = cell(size(k_ranges));</text:p>
      <text:p text:style-name="P1">t = linspace(-2*T, 2*T, 10000); <text:s/>% Evaluate over a larger range for better visualization</text:p>
      <text:p text:style-name="P1">```</text:p>
      <text:p text:style-name="Standard"/>
      <text:p text:style-name="Standard">### Step 5: Calculate Fourier Coefficients</text:p>
      <text:p text:style-name="Standard">The Fourier coefficients are calculated using the trapezoidal rule. A custom function `trapezoidal_rule` is defined to perform numerical integration.</text:p>
      <text:p text:style-name="Standard"/>
      <text:p text:style-name="Standard">#### Code:</text:p>
      <text:p text:style-name="P1">```matlab</text:p>
      <text:p text:style-name="P1">calc_fourier_coeffs = @(k_range) arrayfun(@(k) trapezoidal_rule(@(t) x(t) .* exp(-1i * k * 2 * pi * t / T), ll, ul, 100000) / T, k_range);</text:p>
      <text:p text:style-name="P1"/>
      <text:p text:style-name="P1">for idx = 1:length(k_ranges)</text:p>
      <text:p text:style-name="P1"><text:s text:c="4"/>k_range = k_ranges{idx};</text:p>
      <text:p text:style-name="P1"><text:s text:c="4"/>coeffs = calc_fourier_coeffs(k_range);</text:p>
      <text:p text:style-name="P1"><text:s text:c="4"/>fourier_series = zeros(size(t));</text:p>
      <text:p text:style-name="P1"><text:s text:c="4"/></text:p>
      <text:p text:style-name="P1"><text:s text:c="4"/>for k_idx = 1:length(k_range)</text:p>
      <text:p text:style-name="P1"><text:s text:c="8"/>k = k_range(k_idx);</text:p>
      <text:p text:style-name="P1"><text:s text:c="8"/>fourier_series = fourier_series + coeffs(k_idx) * exp(1i * k * 2 * pi * t / T - 1i * k * pi / 2);</text:p>
      <text:p text:style-name="P1"><text:s text:c="4"/>end</text:p>
      <text:p text:style-name="P1"><text:s text:c="4"/></text:p>
      <text:p text:style-name="P1"><text:s text:c="4"/>fourier_series_results{idx} = real(fourier_series); <text:s/>% Store the real part</text:p>
      <text:p text:style-name="P1">end</text:p>
      <text:p text:style-name="P1">```</text:p>
      <text:p text:style-name="Standard"/>
      <text:p text:style-name="Standard">### Step 6: Plot Results for Different Harmonic Ranges</text:p>
      <text:p text:style-name="Standard">The Fourier series approximation is plotted for different ranges of harmonics and compared to the shifted function.</text:p>
      <text:p text:style-name="Standard">#### Code:</text:p>
      <text:p text:style-name="P1">```matlab</text:p>
      <text:p text:style-name="P1">figure;</text:p>
      <text:p text:style-name="P1">for idx = 1:length(k_ranges)</text:p>
      <text:p text:style-name="P1"><text:s text:c="4"/>subplot(length(k_ranges), 1, idx);</text:p>
      <text:p text:style-name="P1"><text:s text:c="4"/>plot(t, fourier_series_results{idx});</text:p>
      <text:p text:style-name="P1"><text:s text:c="4"/>hold on;</text:p>
      <text:p text:style-name="P1"><text:s text:c="4"/>plot(t, x_shifted(t), 'r');</text:p>
      <text:p text:style-name="P1"><text:s text:c="4"/>title(sprintf('Fourier Series with %d Harmonics', max(abs(k_ranges{idx}))));</text:p>
      <text:p text:style-name="P1"><text:s text:c="4"/>legend('Fourier Series', 'Shifted Function');</text:p>
      <text:p text:style-name="P1"><text:s text:c="4"/>hold off;</text:p>
      <text:p text:style-name="P1">end</text:p>
      <text:p text:style-name="P1">```</text:p>
      <text:p text:style-name="Standard"/>
      <text:p text:style-name="Standard">### Step 7: Define the New Function</text:p>
      <text:p text:style-name="Standard">A new function \( x_{\text{new}}(t) \) is defined and its Fourier series coefficients are calculated.</text:p>
      <text:p text:style-name="Standard"/>
      <text:p text:style-name="Standard">#### Code:</text:p>
      <text:p text:style-name="P1">```matlab</text:p>
      <text:p text:style-name="P1">x_new = @(t) mod(t, T) &lt; T / 4 | (mod(t, T) &gt;= T / 2 &amp; mod(t, T) &lt; 3 * T / 4);</text:p>
      <text:p text:style-name="P1"/>
      <text:p text:style-name="P1">k_range = -500:500;</text:p>
      <text:p text:style-name="P1"><text:soft-page-break/>coeffs_new = arrayfun(@(k) trapezoidal_rule(@(t) x_new(t - T/4) .* exp(-1i * k * 2 * pi * t / T), ll, ul, 100000) / T, k_range);</text:p>
      <text:p text:style-name="P1">```</text:p>
      <text:p text:style-name="Standard"/>
      <text:p text:style-name="Standard"/>
      <text:p text:style-name="Standard">### Step 8: Theoretical Relation Between Old and New Coefficients</text:p>
      <text:p text:style-name="Standard">The theoretical relation between the old coefficients (\( a_k \)) and the new coefficients (\( c_k \)) is explored. The coefficients \( a_3 \) and \( c_3 \) are verified.</text:p>
      <text:p text:style-name="Standard"/>
      <text:p text:style-name="Standard">#### Code:</text:p>
      <text:p text:style-name="P1">```matlab</text:p>
      <text:p text:style-name="P1">ak_theoretical = @(k) (1 / pi) * (sin(k * pi / 4) - sin(3 * k * pi / 4)) / k;</text:p>
      <text:p text:style-name="P1">ck = @(k) (1 / (1i * pi * k)) * (exp(-1i * k * pi / 4) - exp(1i * k * 3 * pi / 4));</text:p>
      <text:p text:style-name="P1"/>
      <text:p text:style-name="P1">a3_idx = find(k_range == 3);</text:p>
      <text:p text:style-name="P1">a3 = coeffs_new(a3_idx);</text:p>
      <text:p text:style-name="P1">c3 = ck(3);</text:p>
      <text:p text:style-name="P1"/>
      <text:p text:style-name="P1">fprintf('a3: %f\n', a3);</text:p>
      <text:p text:style-name="P1">fprintf('c3: %f\n', c3);</text:p>
      <text:p text:style-name="P1">fprintf('a3_theoretical: %f\n', ak_theoretical(3));</text:p>
      <text:p text:style-name="P1">```</text:p>
      <text:p text:style-name="Standard"/>
      <text:p text:style-name="Standard">### Step 9: Plot the Shifted Function and Its Fourier Series Approximation</text:p>
      <text:p text:style-name="Standard">The shifted function and its Fourier series approximation are plotted for comparison.</text:p>
      <text:p text:style-name="Standard"/>
      <text:p text:style-name="Standard">#### Code:</text:p>
      <text:p text:style-name="P1">```matlab</text:p>
      <text:p text:style-name="P1">figure;</text:p>
      <text:p text:style-name="P1">plot(t, x_shifted(t), 'r', 'LineWidth', 2);</text:p>
      <text:p text:style-name="P1">hold on;</text:p>
      <text:p text:style-name="P1">fourier_series = zeros(size(t));</text:p>
      <text:p text:style-name="P1">for k_idx = 1:length(k_range)</text:p>
      <text:p text:style-name="P1"><text:s text:c="4"/>k = k_range(k_idx);</text:p>
      <text:p text:style-name="P1"><text:s text:c="4"/>fourier_series = fourier_series + coeffs(k_idx) * exp(1i * k * 2 * pi * t / T - 1i * k * pi / 2);</text:p>
      <text:p text:style-name="P1">end</text:p>
      <text:p text:style-name="P1">fourier_series = real(fourier_series);</text:p>
      <text:p text:style-name="P1">plot(t, fourier_series, 'b', 'LineWidth', 2);</text:p>
      <text:p text:style-name="P1">legend('Shifted Function', 'Fourier Series Approximation', 'Location', 'Best');</text:p>
      <text:p text:style-name="P1">xlabel('t');</text:p>
      <text:p text:style-name="P1">ylabel('x(t)');</text:p>
      <text:p text:style-name="P1">title('Shifted Function and Fourier Series Approximation');</text:p>
      <text:p text:style-name="P1">```</text:p>
      <text:p text:style-name="Standard"/>
      <text:p text:style-name="Standard"/>
      <text:p text:style-name="Standard"/>
      <text:p text:style-name="Standard">## Explanation</text:p>
      <text:p text:style-name="Standard">In this part of the code, we analyze and reconstruct a periodic function using Fourier series, exploring the theoretical relations between Fourier coefficients after shifting the function.</text:p>
      <text:p text:style-name="Standard"/>
      <text:p text:style-name="Standard">### Key Points:</text:p>
      <text:p text:style-name="Standard">- **Original and Shifted Functions**: The original periodic step function and its shifted version are defined.</text:p>
      <text:p text:style-name="Standard"><text:soft-page-break/>- **Integration Interval**: The integration interval is set based on the function's period.</text:p>
      <text:p text:style-name="Standard">- **Harmonic Ranges**: Different harmonic ranges are used to compute the Fourier series coefficients.</text:p>
      <text:p text:style-name="Standard">- **Trapezoidal Rule**: Fourier coefficients are computed using numerical integration (trapezoidal rule).</text:p>
      <text:p text:style-name="Standard">- **Fourier Series Approximation**: The Fourier series approximation is plotted for different harmonic ranges.</text:p>
      <text:p text:style-name="Standard">- **New Function**: A new function is defined and its Fourier series coefficients are calculated.</text:p>
      <text:p text:style-name="Standard">- **Theoretical Relation**: The theoretical relation between old and new Fourier coefficients is verified.</text:p>
      <text:p text:style-name="Standard">- **Plotting**: The shifted function and its Fourier series approximation are plotted for comparison.</text:p>
      <text:p text:style-name="Standard"/>
      <text:p text:style-name="Standard">By following these steps, we can analyze and reconstruct periodic functions using Fourier series, demonstrating the application of numerical integration and theoretical analysis in MATLAB.</text:p>
      <text:p text:style-name="Standard"/>
      <text:p text:style-name="Standard"># PART 6: Creating 360° Audio Effect</text:p>
      <text:p text:style-name="Standard">## Code Description</text:p>
      <text:p text:style-name="Standard">This part of the script creates a 360° audio effect by applying a phase shift to the original audio channels. The audio effect is achieved by modulating the audio signal with sinusoidal waves that simulate a rotational effect, giving the impression of sound moving around the listener.</text:p>
      <text:p text:style-name="Standard"/>
      <text:p text:style-name="Standard">## Detailed Steps</text:p>
      <text:p text:style-name="Standard"/>
      <text:p text:style-name="Standard">### Step 1: Load the Original Audio File</text:p>
      <text:p text:style-name="Standard">The original audio file (`original_audio.wav`) is loaded into the MATLAB workspace, and the sampling frequency (`Fs`) is obtained.</text:p>
      <text:p text:style-name="Standard"/>
      <text:p text:style-name="Standard">#### Code:</text:p>
      <text:p text:style-name="P1">```matlab</text:p>
      <text:p text:style-name="P1">[original_audio, Fs] = audioread('original_audio.wav');</text:p>
      <text:p text:style-name="P1">```</text:p>
      <text:p text:style-name="Standard"/>
      <text:p text:style-name="Standard">### Step 2: Define Rotation Speed and Time Vector</text:p>
      <text:p text:style-name="Standard">The rotation speed (in radians per second) is defined, and a time vector (`t`) is created based on the length of the original audio and the sampling frequency.</text:p>
      <text:p text:style-name="Standard"/>
      <text:p text:style-name="Standard">#### Code:</text:p>
      <text:p text:style-name="P1">```matlab</text:p>
      <text:p text:style-name="P1">rotation_speed = 0.1; % Adjust this value to control the speed of rotation</text:p>
      <text:p text:style-name="P1">t = (0:length(original_audio)-1) / Fs;</text:p>
      <text:p text:style-name="P1">```</text:p>
      <text:p text:style-name="Standard"/>
      <text:p text:style-name="Standard">### Step 3: Define Sinusoidal Waves with Phase Shift for Left and Right Channels</text:p>
      <text:p text:style-name="Standard">Sinusoidal waves are created for both the left and right audio channels, with the left channel's phase shifted positively and the right channel's phase shifted negatively.</text:p>
      <text:p text:style-name="Standard"/>
      <text:p text:style-name="Standard">#### Code:</text:p>
      <text:p text:style-name="P1">```matlab</text:p>
      <text:p text:style-name="P1">phase_shift_left = 2*pi*rotation_speed*t;</text:p>
      <text:p text:style-name="P1">phase_shift_right = -4*pi*rotation_speed*t; % Opposite direction for right channel</text:p>
      <text:p text:style-name="P1"/>
      <text:p text:style-name="P1">sin_wave_left = sin(phase_shift_left);</text:p>
      <text:p text:style-name="P1"><text:soft-page-break/>sin_wave_right = sin(phase_shift_right);</text:p>
      <text:p text:style-name="P1">```</text:p>
      <text:p text:style-name="Standard"/>
      <text:p text:style-name="Standard">### Step 4: Apply Phase Shift to Original Audio for Left and Right Channels</text:p>
      <text:p text:style-name="Standard">The original audio signals for the left and right channels are modulated with the respective sinusoidal waves to apply the phase shift.</text:p>
      <text:p text:style-name="Standard"/>
      <text:p text:style-name="Standard">#### Code:</text:p>
      <text:p text:style-name="P1">```matlab</text:p>
      <text:p text:style-name="P1">modified_audio_left = original_audio(:, 1) .* sin_wave_left(:);</text:p>
      <text:p text:style-name="P1">modified_audio_right = original_audio(:, 2) .* sin_wave_right(:);</text:p>
      <text:p text:style-name="P1">```</text:p>
      <text:p text:style-name="Standard"/>
      <text:p text:style-name="Standard">### Step 5: Combine Channels to Create Stereo Audio</text:p>
      <text:p text:style-name="Standard">The modified left and right audio channels are combined to create the final stereo audio signal.</text:p>
      <text:p text:style-name="Standard"/>
      <text:p text:style-name="Standard">#### Code:</text:p>
      <text:p text:style-name="P1">```matlab</text:p>
      <text:p text:style-name="P1">modified_audio = [modified_audio_left, modified_audio_right];</text:p>
      <text:p text:style-name="P1">```</text:p>
      <text:p text:style-name="Standard"/>
      <text:p text:style-name="Standard">### Step 6: Save the Modified Audio</text:p>
      <text:p text:style-name="Standard">The modified audio with the 360° effect is saved to a new file (`360_audio.wav`).</text:p>
      <text:p text:style-name="Standard"/>
      <text:p text:style-name="Standard">#### Code:</text:p>
      <text:p text:style-name="P1">```matlab</text:p>
      <text:p text:style-name="P1">audiowrite('360_audio.wav', modified_audio, Fs);</text:p>
      <text:p text:style-name="P1">```</text:p>
      <text:p text:style-name="Standard"/>
      <text:p text:style-name="Standard">### Display a Message</text:p>
      <text:p text:style-name="Standard">A message is displayed to confirm the successful creation of the 360° audio file.</text:p>
      <text:p text:style-name="Standard"/>
      <text:p text:style-name="Standard">#### Code:</text:p>
      <text:p text:style-name="P1">```matlab</text:p>
      <text:p text:style-name="P1">disp('360° audio file has been created successfully.');</text:p>
      <text:p text:style-name="P1">```</text:p>
      <text:p text:style-name="Standard"/>
      <text:p text:style-name="Standard">## Explanation</text:p>
      <text:p text:style-name="Standard">In this part of the code, we create a 360° audio effect by modulating the original audio channels with phase-shifted sinusoidal waves. This effect simulates the sound rotating around the listener, enhancing the spatial audio experience.</text:p>
      <text:p text:style-name="Standard"/>
      <text:p text:style-name="Standard">### Key Points:</text:p>
      <text:p text:style-name="Standard">- **Load Original Audio**: The original audio file is loaded, and the sampling frequency is obtained.</text:p>
      <text:p text:style-name="Standard">- **Define Rotation Speed and Time Vector**: A rotation speed is defined, and a time vector is created based on the audio length and sampling frequency.</text:p>
      <text:p text:style-name="Standard">- **Create Sinusoidal Waves**: Sinusoidal waves with phase shifts are created for both left and right audio channels.</text:p>
      <text:p text:style-name="Standard">- **Apply Phase Shift**: The original audio signals are modulated with the sinusoidal waves to apply the phase shift.</text:p>
      <text:p text:style-name="Standard"><text:soft-page-break/>- **Combine Channels**: The modified left and right audio channels are combined to create the final stereo audio signal.</text:p>
      <text:p text:style-name="Standard">- **Save Modified Audio**: The modified audio with the 360° effect is saved to a new file.</text:p>
      <text:p text:style-name="Standard">By following these steps, we can create an immersive 360° audio effect that enhances the spatial perception of sound for the listen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2T15:14:21.871546659</meta:creation-date>
    <dc:date>2024-06-12T16:19:23.386706493</dc:date>
    <meta:editing-duration>PT8M50S</meta:editing-duration>
    <meta:editing-cycles>5</meta:editing-cycles>
    <meta:generator>LibreOffice/7.3.7.2$Linux_X86_64 LibreOffice_project/30$Build-2</meta:generator>
    <meta:document-statistic meta:table-count="0" meta:image-count="0" meta:object-count="0" meta:page-count="14" meta:paragraph-count="472" meta:word-count="3432" meta:character-count="22990" meta:non-whitespace-character-count="19740"/>
  </office:meta>
</office:document-meta>
</file>